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time[us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speedup</text:p>
          </table:table-cell>
          <table:table-cell office:value-type="string" calcext:value-type="string">
            <text:p>avg naiv diff</text:p>
          </table:table-cell>
          <table:table-cell office:value-type="string" calcext:value-type="string">
            <text:p>avg naiv diff perc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588691" calcext:value-type="float">
            <text:p>21588691</text:p>
          </table:table-cell>
          <table:table-cell/>
          <table:table-cell table:formula="of:=[.D2]/[.D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542489" calcext:value-type="float">
            <text:p>6542489</text:p>
          </table:table-cell>
          <table:table-cell/>
          <table:table-cell table:formula="of:=[.D2]/[.D3]" office:value-type="float" office:value="3.29976725983032" calcext:value-type="float">
            <text:p>3,29976725983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7812630" calcext:value-type="float">
            <text:p>7812630</text:p>
          </table:table-cell>
          <table:table-cell/>
          <table:table-cell table:formula="of:=[.D2]/[.D4]" office:value-type="float" office:value="2.7633064665804" calcext:value-type="float">
            <text:p>2,7633064665804</text:p>
          </table:table-cell>
          <table:table-cell table:formula="of:=[.D4]-[.D3]" office:value-type="float" office:value="1270141" calcext:value-type="float">
            <text:p>1270141</text:p>
          </table:table-cell>
          <table:table-cell table:formula="of:=[.G4]/[.D4]" office:value-type="float" office:value="0.162575342746297" calcext:value-type="float">
            <text:p>0,162575342746297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7840804" calcext:value-type="float">
            <text:p>7840804</text:p>
          </table:table-cell>
          <table:table-cell/>
          <table:table-cell table:formula="of:=[.D2]/[.D5]" office:value-type="float" office:value="2.75337720468462" calcext:value-type="float">
            <text:p>2,75337720468462</text:p>
          </table:table-cell>
          <table:table-cell table:formula="of:=[.D5]-[.D3]" office:value-type="float" office:value="1298315" calcext:value-type="float">
            <text:p>1298315</text:p>
          </table:table-cell>
          <table:table-cell table:formula="of:=[.G5]/[.D5]" office:value-type="float" office:value="0.165584422209763" calcext:value-type="float">
            <text:p>0,165584422209763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7848273" calcext:value-type="float">
            <text:p>37848273</text:p>
          </table:table-cell>
          <table:table-cell/>
          <table:table-cell table:formula="of:=[.D6]/[.D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314231" calcext:value-type="float">
            <text:p>12314231</text:p>
          </table:table-cell>
          <table:table-cell/>
          <table:table-cell table:formula="of:=[.D6]/[.D7]" office:value-type="float" office:value="3.0735393058649" calcext:value-type="float">
            <text:p>3,073539305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129908" calcext:value-type="float">
            <text:p>11129908</text:p>
          </table:table-cell>
          <table:table-cell/>
          <table:table-cell table:formula="of:=[.D6]/[.D8]" office:value-type="float" office:value="3.40059172097379" calcext:value-type="float">
            <text:p>3,40059172097379</text:p>
          </table:table-cell>
          <table:table-cell table:formula="of:=[.D8]-[.D7]" office:value-type="float" office:value="-1184323" calcext:value-type="float">
            <text:p>-1184323</text:p>
          </table:table-cell>
          <table:table-cell table:formula="of:=[.G8]/[.D8]" office:value-type="float" office:value="-0.106409055672338" calcext:value-type="float">
            <text:p>-0,106409055672338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948989" calcext:value-type="float">
            <text:p>11948989</text:p>
          </table:table-cell>
          <table:table-cell/>
          <table:table-cell table:formula="of:=[.D6]/[.D9]" office:value-type="float" office:value="3.16748747530021" calcext:value-type="float">
            <text:p>3,16748747530021</text:p>
          </table:table-cell>
          <table:table-cell table:formula="of:=[.D9]-[.D7]" office:value-type="float" office:value="-365242" calcext:value-type="float">
            <text:p>-365242</text:p>
          </table:table-cell>
          <table:table-cell table:formula="of:=[.G9]/[.D9]" office:value-type="float" office:value="-0.0305667701259077" calcext:value-type="float">
            <text:p>-0,030566770125908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43594" calcext:value-type="float">
            <text:p>24743594</text:p>
          </table:table-cell>
          <table:table-cell/>
          <table:table-cell table:formula="of:=[.D10]/[.D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160235" calcext:value-type="float">
            <text:p>6160235</text:p>
          </table:table-cell>
          <table:table-cell/>
          <table:table-cell table:formula="of:=[.D10]/[.D11]" office:value-type="float" office:value="4.0166639746698" calcext:value-type="float">
            <text:p>4,0166639746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06574" calcext:value-type="float">
            <text:p>6706574</text:p>
          </table:table-cell>
          <table:table-cell/>
          <table:table-cell table:formula="of:=[.D10]/[.D12]" office:value-type="float" office:value="3.68945366143727" calcext:value-type="float">
            <text:p>3,68945366143727</text:p>
          </table:table-cell>
          <table:table-cell table:formula="of:=[.D12]-[.D11]" office:value-type="float" office:value="546339" calcext:value-type="float">
            <text:p>546339</text:p>
          </table:table-cell>
          <table:table-cell table:formula="of:=[.G12]/[.D12]" office:value-type="float" office:value="0.0814632031198045" calcext:value-type="float">
            <text:p>0,081463203119805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7120931" calcext:value-type="float">
            <text:p>7120931</text:p>
          </table:table-cell>
          <table:table-cell/>
          <table:table-cell table:formula="of:=[.D10]/[.D13]" office:value-type="float" office:value="3.47476952100786" calcext:value-type="float">
            <text:p>3,47476952100786</text:p>
          </table:table-cell>
          <table:table-cell table:formula="of:=[.D13]-[.D11]" office:value-type="float" office:value="960696" calcext:value-type="float">
            <text:p>960696</text:p>
          </table:table-cell>
          <table:table-cell table:formula="of:=[.G13]/[.D13]" office:value-type="float" office:value="0.134911572658126" calcext:value-type="float">
            <text:p>0,134911572658126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4196" calcext:value-type="float">
            <text:p>464196</text:p>
          </table:table-cell>
          <table:table-cell/>
          <table:table-cell table:formula="of:=[.D14]/[.D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9129" calcext:value-type="float">
            <text:p>179129</text:p>
          </table:table-cell>
          <table:table-cell/>
          <table:table-cell table:formula="of:=[.D14]/[.D15]" office:value-type="float" office:value="2.59140619330203" calcext:value-type="float">
            <text:p>2,5914061933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67863" calcext:value-type="float">
            <text:p>167863</text:p>
          </table:table-cell>
          <table:table-cell/>
          <table:table-cell table:formula="of:=[.D14]/[.D16]" office:value-type="float" office:value="2.76532648648005" calcext:value-type="float">
            <text:p>2,76532648648005</text:p>
          </table:table-cell>
          <table:table-cell table:formula="of:=[.D16]-[.D15]" office:value-type="float" office:value="-11266" calcext:value-type="float">
            <text:p>-11266</text:p>
          </table:table-cell>
          <table:table-cell table:formula="of:=[.G16]/[.D16]" office:value-type="float" office:value="-0.0671142538856091" calcext:value-type="float">
            <text:p>-0,067114253885609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1610" calcext:value-type="float">
            <text:p>171610</text:p>
          </table:table-cell>
          <table:table-cell/>
          <table:table-cell table:formula="of:=[.D14]/[.D17]" office:value-type="float" office:value="2.70494726414545" calcext:value-type="float">
            <text:p>2,70494726414545</text:p>
          </table:table-cell>
          <table:table-cell table:formula="of:=[.D17]-[.D15]" office:value-type="float" office:value="-7519" calcext:value-type="float">
            <text:p>-7519</text:p>
          </table:table-cell>
          <table:table-cell table:formula="of:=[.G17]/[.D17]" office:value-type="float" office:value="-0.0438144630266302" calcext:value-type="float">
            <text:p>-0,04381446302663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1021" calcext:value-type="float">
            <text:p>31021</text:p>
          </table:table-cell>
          <table:table-cell/>
          <table:table-cell table:formula="of:=[.D18]/[.D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0891" calcext:value-type="float">
            <text:p>30891</text:p>
          </table:table-cell>
          <table:table-cell/>
          <table:table-cell table:formula="of:=[.D18]/[.D19]" office:value-type="float" office:value="1.00420834547279" calcext:value-type="float">
            <text:p>1,00420834547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031" calcext:value-type="float">
            <text:p>12031</text:p>
          </table:table-cell>
          <table:table-cell/>
          <table:table-cell table:formula="of:=[.D18]/[.D20]" office:value-type="float" office:value="2.57842240877732" calcext:value-type="float">
            <text:p>2,57842240877732</text:p>
          </table:table-cell>
          <table:table-cell table:formula="of:=[.D20]-[.D19]" office:value-type="float" office:value="-18860" calcext:value-type="float">
            <text:p>-18860</text:p>
          </table:table-cell>
          <table:table-cell table:formula="of:=[.G20]/[.D20]" office:value-type="float" office:value="-1.56761698944394" calcext:value-type="float">
            <text:p>-1,56761698944394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973" calcext:value-type="float">
            <text:p>12973</text:p>
          </table:table-cell>
          <table:table-cell/>
          <table:table-cell table:formula="of:=[.D18]/[.D21]" office:value-type="float" office:value="2.3911971016727" calcext:value-type="float">
            <text:p>2,3911971016727</text:p>
          </table:table-cell>
          <table:table-cell table:formula="of:=[.D21]-[.D19]" office:value-type="float" office:value="-17918" calcext:value-type="float">
            <text:p>-17918</text:p>
          </table:table-cell>
          <table:table-cell table:formula="of:=[.G21]/[.D21]" office:value-type="float" office:value="-1.38117628921606" calcext:value-type="float">
            <text:p>-1,38117628921606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86125" calcext:value-type="float">
            <text:p>1286125</text:p>
          </table:table-cell>
          <table:table-cell/>
          <table:table-cell table:formula="of:=[.D22]/[.D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58311" calcext:value-type="float">
            <text:p>358311</text:p>
          </table:table-cell>
          <table:table-cell/>
          <table:table-cell table:formula="of:=[.D22]/[.D23]" office:value-type="float" office:value="3.5894097585617" calcext:value-type="float">
            <text:p>3,5894097585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09338" calcext:value-type="float">
            <text:p>409338</text:p>
          </table:table-cell>
          <table:table-cell/>
          <table:table-cell table:formula="of:=[.D22]/[.D24]" office:value-type="float" office:value="3.14196336523851" calcext:value-type="float">
            <text:p>3,14196336523851</text:p>
          </table:table-cell>
          <table:table-cell table:formula="of:=[.D24]-[.D23]" office:value-type="float" office:value="51027" calcext:value-type="float">
            <text:p>51027</text:p>
          </table:table-cell>
          <table:table-cell table:formula="of:=[.G24]/[.D24]" office:value-type="float" office:value="0.124657373613004" calcext:value-type="float">
            <text:p>0,124657373613004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10155" calcext:value-type="float">
            <text:p>410155</text:p>
          </table:table-cell>
          <table:table-cell/>
          <table:table-cell table:formula="of:=[.D22]/[.D25]" office:value-type="float" office:value="3.1357047945289" calcext:value-type="float">
            <text:p>3,1357047945289</text:p>
          </table:table-cell>
          <table:table-cell table:formula="of:=[.D25]-[.D23]" office:value-type="float" office:value="51844" calcext:value-type="float">
            <text:p>51844</text:p>
          </table:table-cell>
          <table:table-cell table:formula="of:=[.G25]/[.D25]" office:value-type="float" office:value="0.126400994745889" calcext:value-type="float">
            <text:p>0,126400994745889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022882" calcext:value-type="float">
            <text:p>17022882</text:p>
          </table:table-cell>
          <table:table-cell/>
          <table:table-cell table:formula="of:=[.D26]/[.D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6166242" calcext:value-type="float">
            <text:p>6166242</text:p>
          </table:table-cell>
          <table:table-cell/>
          <table:table-cell table:formula="of:=[.D26]/[.D27]" office:value-type="float" office:value="2.76065746365452" calcext:value-type="float">
            <text:p>2,7606574636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731796" calcext:value-type="float">
            <text:p>5731796</text:p>
          </table:table-cell>
          <table:table-cell/>
          <table:table-cell table:formula="of:=[.D26]/[.D28]" office:value-type="float" office:value="2.96990367417124" calcext:value-type="float">
            <text:p>2,96990367417124</text:p>
          </table:table-cell>
          <table:table-cell table:formula="of:=[.D28]-[.D27]" office:value-type="float" office:value="-434446" calcext:value-type="float">
            <text:p>-434446</text:p>
          </table:table-cell>
          <table:table-cell table:formula="of:=[.G28]/[.D28]" office:value-type="float" office:value="-0.075795788963878" calcext:value-type="float">
            <text:p>-0,075795788963878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62352" calcext:value-type="float">
            <text:p>5962352</text:p>
          </table:table-cell>
          <table:table-cell/>
          <table:table-cell table:formula="of:=[.D26]/[.D29]" office:value-type="float" office:value="2.8550615595993" calcext:value-type="float">
            <text:p>2,8550615595993</text:p>
          </table:table-cell>
          <table:table-cell table:formula="of:=[.D29]-[.D27]" office:value-type="float" office:value="-203890" calcext:value-type="float">
            <text:p>-203890</text:p>
          </table:table-cell>
          <table:table-cell table:formula="of:=[.G29]/[.D29]" office:value-type="float" office:value="-0.0341962366529182" calcext:value-type="float">
            <text:p>-0,034196236652918</text:p>
          </table:table-cell>
          <table:table-cell/>
        </table:table-row>
      </table:table>
      <table:table table:name="benchmark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time[us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speedup</text:p>
          </table:table-cell>
          <table:table-cell office:value-type="string" calcext:value-type="string">
            <text:p>avg naiv diff</text:p>
          </table:table-cell>
          <table:table-cell office:value-type="string" calcext:value-type="string">
            <text:p>avg naiv diff perc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302141" calcext:value-type="float">
            <text:p>21302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00304" calcext:value-type="float">
            <text:p>2160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49222" calcext:value-type="float">
            <text:p>2164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36783" calcext:value-type="float">
            <text:p>21636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40858" calcext:value-type="float">
            <text:p>21640858</text:p>
          </table:table-cell>
          <table:table-cell table:formula="of:=AVERAGE([.D2:.D6])" office:value-type="float" office:value="21565861.6" calcext:value-type="float">
            <text:p>21565861,6</text:p>
          </table:table-cell>
          <table:table-cell table:formula="of:=[.E6]/[.E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866829" calcext:value-type="float">
            <text:p>6866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553426" calcext:value-type="float">
            <text:p>655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353007" calcext:value-type="float">
            <text:p>6353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336986" calcext:value-type="float">
            <text:p>6336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686449" calcext:value-type="float">
            <text:p>6686449</text:p>
          </table:table-cell>
          <table:table-cell table:formula="of:=AVERAGE([.D7:.D11])" office:value-type="float" office:value="6559339.4" calcext:value-type="float">
            <text:p>6559339,4</text:p>
          </table:table-cell>
          <table:table-cell table:formula="of:=[.E6]/[.E11]" office:value-type="float" office:value="3.28780998891443" calcext:value-type="float">
            <text:p>3,2878099889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337326" calcext:value-type="float">
            <text:p>5337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461440" calcext:value-type="float">
            <text:p>5461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221936" calcext:value-type="float">
            <text:p>522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179238" calcext:value-type="float">
            <text:p>517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588874" calcext:value-type="float">
            <text:p>5588874</text:p>
          </table:table-cell>
          <table:table-cell table:formula="of:=AVERAGE([.D12:.D16])" office:value-type="float" office:value="5357762.8" calcext:value-type="float">
            <text:p>5357762,8</text:p>
          </table:table-cell>
          <table:table-cell table:formula="of:=[.E6]/[.E16]" office:value-type="float" office:value="4.02516169622142" calcext:value-type="float">
            <text:p>4,02516169622142</text:p>
          </table:table-cell>
          <table:table-cell table:formula="of:=[.E16]-[.E11]" office:value-type="float" office:value="-1201576.6" calcext:value-type="float">
            <text:p>-1201576,6</text:p>
          </table:table-cell>
          <table:table-cell table:formula="of:=[.G16]/[.E11]" office:value-type="float" office:value="-0.183185611648637" calcext:value-type="float">
            <text:p>-0,183185611648637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556958" calcext:value-type="float">
            <text:p>555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839176" calcext:value-type="float">
            <text:p>5839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631531" calcext:value-type="float">
            <text:p>5631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391862" calcext:value-type="float">
            <text:p>5391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781895" calcext:value-type="float">
            <text:p>5781895</text:p>
          </table:table-cell>
          <table:table-cell table:formula="of:=AVERAGE([.D17:.D21])" office:value-type="float" office:value="5640284.4" calcext:value-type="float">
            <text:p>5640284,4</text:p>
          </table:table-cell>
          <table:table-cell table:formula="of:=[.E6]/[.E21]" office:value-type="float" office:value="3.82354152212608" calcext:value-type="float">
            <text:p>3,82354152212608</text:p>
          </table:table-cell>
          <table:table-cell table:formula="of:=[.E21]-[.E11]" office:value-type="float" office:value="-919055" calcext:value-type="float">
            <text:p>-919055</text:p>
          </table:table-cell>
          <table:table-cell table:formula="of:=[.G21]/[.E11]" office:value-type="float" office:value="-0.140113957207337" calcext:value-type="float">
            <text:p>-0,140113957207337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183601" calcext:value-type="float">
            <text:p>3818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425359" calcext:value-type="float">
            <text:p>38425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62527" calcext:value-type="float">
            <text:p>38062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41217" calcext:value-type="float">
            <text:p>38041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95090" calcext:value-type="float">
            <text:p>38095090</text:p>
          </table:table-cell>
          <table:table-cell table:formula="of:=AVERAGE([.D22:.D26])" office:value-type="float" office:value="38161558.8" calcext:value-type="float">
            <text:p>38161558,8</text:p>
          </table:table-cell>
          <table:table-cell table:formula="of:=[.E26]/[.E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024113" calcext:value-type="float">
            <text:p>12024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443531" calcext:value-type="float">
            <text:p>11443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0691573" calcext:value-type="float">
            <text:p>10691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444342" calcext:value-type="float">
            <text:p>11444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9586958" calcext:value-type="float">
            <text:p>9586958</text:p>
          </table:table-cell>
          <table:table-cell table:formula="of:=AVERAGE([.D27:.D31])" office:value-type="float" office:value="11038103.4" calcext:value-type="float">
            <text:p>11038103,4</text:p>
          </table:table-cell>
          <table:table-cell table:formula="of:=[.E26]/[.E31]" office:value-type="float" office:value="3.45725686896537" calcext:value-type="float">
            <text:p>3,45725686896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671371" calcext:value-type="float">
            <text:p>4767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653372" calcext:value-type="float">
            <text:p>47653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548823" calcext:value-type="float">
            <text:p>47548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454872" calcext:value-type="float">
            <text:p>47454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491909" calcext:value-type="float">
            <text:p>47491909</text:p>
          </table:table-cell>
          <table:table-cell table:formula="of:=AVERAGE([.D32:.D36])" office:value-type="float" office:value="47564069.4" calcext:value-type="float">
            <text:p>47564069,4</text:p>
          </table:table-cell>
          <table:table-cell table:formula="of:=[.E26]/[.E36]" office:value-type="float" office:value="0.802319046317765" calcext:value-type="float">
            <text:p>0,802319046317765</text:p>
          </table:table-cell>
          <table:table-cell table:formula="of:=[.E36]-[.E31]" office:value-type="float" office:value="36525966" calcext:value-type="float">
            <text:p>36525966</text:p>
          </table:table-cell>
          <table:table-cell table:formula="of:=[.G36]/[.E31]" office:value-type="float" office:value="3.30907989138786" calcext:value-type="float">
            <text:p>3,30907989138786</text:p>
          </table:table-cell>
          <table:table-cell office:value-type="string" calcext:value-type="string">
            <text:p>shitty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730022" calcext:value-type="float">
            <text:p>8730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407108" calcext:value-type="float">
            <text:p>8407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664066" calcext:value-type="float">
            <text:p>8664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529503" calcext:value-type="float">
            <text:p>85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655937" calcext:value-type="float">
            <text:p>8655937</text:p>
          </table:table-cell>
          <table:table-cell table:formula="of:=AVERAGE([.D37:.D41])" office:value-type="float" office:value="8597327.2" calcext:value-type="float">
            <text:p>8597327,2</text:p>
          </table:table-cell>
          <table:table-cell table:formula="of:=[.E26]/[.E41]" office:value-type="float" office:value="4.43877008659156" calcext:value-type="float">
            <text:p>4,43877008659156</text:p>
          </table:table-cell>
          <table:table-cell table:formula="of:=[.E41]-[.E31]" office:value-type="float" office:value="-2440776.2" calcext:value-type="float">
            <text:p>-2440776,2</text:p>
          </table:table-cell>
          <table:table-cell table:formula="of:=[.G41]/[.E31]" office:value-type="float" office:value="-0.221122788177541" calcext:value-type="float">
            <text:p>-0,221122788177541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690798" calcext:value-type="float">
            <text:p>24690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578451" calcext:value-type="float">
            <text:p>24578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50216" calcext:value-type="float">
            <text:p>24750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12859" calcext:value-type="float">
            <text:p>2471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21071" calcext:value-type="float">
            <text:p>24721071</text:p>
          </table:table-cell>
          <table:table-cell table:formula="of:=AVERAGE([.D42:.D46])" office:value-type="float" office:value="24690679" calcext:value-type="float">
            <text:p>24690679</text:p>
          </table:table-cell>
          <table:table-cell table:formula="of:=[.E46]/[.E4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25052" calcext:value-type="float">
            <text:p>6725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936906" calcext:value-type="float">
            <text:p>5936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973318" calcext:value-type="float">
            <text:p>6973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956982" calcext:value-type="float">
            <text:p>6956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00967" calcext:value-type="float">
            <text:p>6700967</text:p>
          </table:table-cell>
          <table:table-cell table:formula="of:=AVERAGE([.D47:.D51])" office:value-type="float" office:value="6658645" calcext:value-type="float">
            <text:p>6658645</text:p>
          </table:table-cell>
          <table:table-cell table:formula="of:=[.E46]/[.E51]" office:value-type="float" office:value="3.70806357749963" calcext:value-type="float">
            <text:p>3,70806357749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580963" calcext:value-type="float">
            <text:p>5580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454962" calcext:value-type="float">
            <text:p>5454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550456" calcext:value-type="float">
            <text:p>5550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620571" calcext:value-type="float">
            <text:p>5620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625906" calcext:value-type="float">
            <text:p>5625906</text:p>
          </table:table-cell>
          <table:table-cell table:formula="of:=AVERAGE([.D52:.D56])" office:value-type="float" office:value="5566571.6" calcext:value-type="float">
            <text:p>5566571,6</text:p>
          </table:table-cell>
          <table:table-cell table:formula="of:=[.E46]/[.E56]" office:value-type="float" office:value="4.43552706660595" calcext:value-type="float">
            <text:p>4,43552706660595</text:p>
          </table:table-cell>
          <table:table-cell table:formula="of:=[.E56]-[.E51]" office:value-type="float" office:value="-1092073.4" calcext:value-type="float">
            <text:p>-1092073,4</text:p>
          </table:table-cell>
          <table:table-cell table:formula="of:=[.G56]/[.E51]" office:value-type="float" office:value="-0.164008353050808" calcext:value-type="float">
            <text:p>-0,164008353050808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87334" calcext:value-type="float">
            <text:p>5287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65705" calcext:value-type="float">
            <text:p>5265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410752" calcext:value-type="float">
            <text:p>541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70393" calcext:value-type="float">
            <text:p>5270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40648" calcext:value-type="float">
            <text:p>5240648</text:p>
          </table:table-cell>
          <table:table-cell table:formula="of:=AVERAGE([.D57:.D61])" office:value-type="float" office:value="5294966.4" calcext:value-type="float">
            <text:p>5294966,4</text:p>
          </table:table-cell>
          <table:table-cell table:formula="of:=[.E46]/[.E61]" office:value-type="float" office:value="4.66304734247228" calcext:value-type="float">
            <text:p>4,66304734247228</text:p>
          </table:table-cell>
          <table:table-cell table:formula="of:=[.E61]-[.E51]" office:value-type="float" office:value="-1363678.6" calcext:value-type="float">
            <text:p>-1363678,6</text:p>
          </table:table-cell>
          <table:table-cell table:formula="of:=[.G61]/[.E51]" office:value-type="float" office:value="-0.204798213450334" calcext:value-type="float">
            <text:p>-0,204798213450334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506946" calcext:value-type="float">
            <text:p>506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2455" calcext:value-type="float">
            <text:p>462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3742" calcext:value-type="float">
            <text:p>463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5464" calcext:value-type="float">
            <text:p>46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4921" calcext:value-type="float">
            <text:p>464921</text:p>
          </table:table-cell>
          <table:table-cell table:formula="of:=AVERAGE([.D62:.D66])" office:value-type="float" office:value="472705.6" calcext:value-type="float">
            <text:p>472705,6</text:p>
          </table:table-cell>
          <table:table-cell table:formula="of:=[.E66]/[.E6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4909" calcext:value-type="float">
            <text:p>174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69994" calcext:value-type="float">
            <text:p>16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57810" calcext:value-type="float">
            <text:p>1578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84210" calcext:value-type="float">
            <text:p>184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50802" calcext:value-type="float">
            <text:p>150802</text:p>
          </table:table-cell>
          <table:table-cell table:formula="of:=AVERAGE([.D67:.D71])" office:value-type="float" office:value="167545" calcext:value-type="float">
            <text:p>167545</text:p>
          </table:table-cell>
          <table:table-cell table:formula="of:=[.E66]/[.E71]" office:value-type="float" office:value="2.82136500641619" calcext:value-type="float">
            <text:p>2,8213650064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3739" calcext:value-type="float">
            <text:p>123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8801" calcext:value-type="float">
            <text:p>12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6628" calcext:value-type="float">
            <text:p>136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7521" calcext:value-type="float">
            <text:p>137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0694" calcext:value-type="float">
            <text:p>130694</text:p>
          </table:table-cell>
          <table:table-cell table:formula="of:=AVERAGE([.D72:.D76])" office:value-type="float" office:value="131476.6" calcext:value-type="float">
            <text:p>131476,6</text:p>
          </table:table-cell>
          <table:table-cell table:formula="of:=[.E66]/[.E76]" office:value-type="float" office:value="3.59535917418004" calcext:value-type="float">
            <text:p>3,59535917418004</text:p>
          </table:table-cell>
          <table:table-cell table:formula="of:=[.E76]-[.E71]" office:value-type="float" office:value="-36068.4" calcext:value-type="float">
            <text:p>-36068,4</text:p>
          </table:table-cell>
          <table:table-cell table:formula="of:=[.G76]/[.E71]" office:value-type="float" office:value="-0.215275896027933" calcext:value-type="float">
            <text:p>-0,215275896027933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18255" calcext:value-type="float">
            <text:p>11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6255" calcext:value-type="float">
            <text:p>12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11844" calcext:value-type="float">
            <text:p>11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3145" calcext:value-type="float">
            <text:p>123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2525" calcext:value-type="float">
            <text:p>122525</text:p>
          </table:table-cell>
          <table:table-cell table:formula="of:=AVERAGE([.D77:.D81])" office:value-type="float" office:value="120404.8" calcext:value-type="float">
            <text:p>120404,8</text:p>
          </table:table-cell>
          <table:table-cell table:formula="of:=[.E66]/[.E81]" office:value-type="float" office:value="3.92596972878158" calcext:value-type="float">
            <text:p>3,92596972878158</text:p>
          </table:table-cell>
          <table:table-cell table:formula="of:=[.E81]-[.E71]" office:value-type="float" office:value="-47140.2" calcext:value-type="float">
            <text:p>-47140,2</text:p>
          </table:table-cell>
          <table:table-cell table:formula="of:=[.G81]/[.E71]" office:value-type="float" office:value="-0.281358441015846" calcext:value-type="float">
            <text:p>-0,281358441015846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430" calcext:value-type="float">
            <text:p>41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6236" calcext:value-type="float">
            <text:p>36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1449" calcext:value-type="float">
            <text:p>21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4818" calcext:value-type="float">
            <text:p>44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6055" calcext:value-type="float">
            <text:p>46055</text:p>
          </table:table-cell>
          <table:table-cell table:formula="of:=AVERAGE([.D82:.D86])" office:value-type="float" office:value="37997.6" calcext:value-type="float">
            <text:p>37997,6</text:p>
          </table:table-cell>
          <table:table-cell table:formula="of:=[.E86]/[.E8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5471" calcext:value-type="float">
            <text:p>15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1804" calcext:value-type="float">
            <text:p>1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0204" calcext:value-type="float">
            <text:p>1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6164" calcext:value-type="float">
            <text:p>16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669" calcext:value-type="float">
            <text:p>12669</text:p>
          </table:table-cell>
          <table:table-cell table:formula="of:=AVERAGE([.D87:.D91])" office:value-type="float" office:value="13262.4" calcext:value-type="float">
            <text:p>13262,4</text:p>
          </table:table-cell>
          <table:table-cell table:formula="of:=[.E86]/[.E91]" office:value-type="float" office:value="2.86506213053444" calcext:value-type="float">
            <text:p>2,86506213053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697" calcext:value-type="float">
            <text:p>41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9512" calcext:value-type="float">
            <text:p>2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0301" calcext:value-type="float">
            <text:p>20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9428" calcext:value-type="float">
            <text:p>19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465" calcext:value-type="float">
            <text:p>41465</text:p>
          </table:table-cell>
          <table:table-cell table:formula="of:=AVERAGE([.D92:.D96])" office:value-type="float" office:value="30480.6" calcext:value-type="float">
            <text:p>30480,6</text:p>
          </table:table-cell>
          <table:table-cell table:formula="of:=[.E86]/[.E96]" office:value-type="float" office:value="1.24661588026482" calcext:value-type="float">
            <text:p>1,24661588026482</text:p>
          </table:table-cell>
          <table:table-cell table:formula="of:=[.E96]-[.E91]" office:value-type="float" office:value="17218.2" calcext:value-type="float">
            <text:p>17218,2</text:p>
          </table:table-cell>
          <table:table-cell table:formula="of:=[.G96]/[.E91]" office:value-type="float" office:value="1.29827180600796" calcext:value-type="float">
            <text:p>1,29827180600796</text:p>
          </table:table-cell>
          <table:table-cell office:value-type="string" calcext:value-type="string">
            <text:p>shitty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771" calcext:value-type="float">
            <text:p>8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4149" calcext:value-type="float">
            <text:p>14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7570" calcext:value-type="float">
            <text:p>7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654" calcext:value-type="float">
            <text:p>8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9838" calcext:value-type="float">
            <text:p>9838</text:p>
          </table:table-cell>
          <table:table-cell table:formula="of:=AVERAGE([.D97:.D101])" office:value-type="float" office:value="9796.4" calcext:value-type="float">
            <text:p>9796,4</text:p>
          </table:table-cell>
          <table:table-cell table:formula="of:=[.E86]/[.E101]" office:value-type="float" office:value="3.87873096239435" calcext:value-type="float">
            <text:p>3,87873096239435</text:p>
          </table:table-cell>
          <table:table-cell table:formula="of:=[.E101]-[.E91]" office:value-type="float" office:value="-3466" calcext:value-type="float">
            <text:p>-3466</text:p>
          </table:table-cell>
          <table:table-cell table:formula="of:=[.G101]/[.E91]" office:value-type="float" office:value="-0.261340330558572" calcext:value-type="float">
            <text:p>-0,261340330558572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329503" calcext:value-type="float">
            <text:p>13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81740" calcext:value-type="float">
            <text:p>12817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79069" calcext:value-type="float">
            <text:p>1279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93971" calcext:value-type="float">
            <text:p>1293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98242" calcext:value-type="float">
            <text:p>1298242</text:p>
          </table:table-cell>
          <table:table-cell table:formula="of:=AVERAGE([.D102:.D106])" office:value-type="float" office:value="1296505" calcext:value-type="float">
            <text:p>1296505</text:p>
          </table:table-cell>
          <table:table-cell table:formula="of:=[.E106]/[.E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36849" calcext:value-type="float">
            <text:p>436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64641" calcext:value-type="float">
            <text:p>364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25932" calcext:value-type="float">
            <text:p>425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66958" calcext:value-type="float">
            <text:p>36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32554" calcext:value-type="float">
            <text:p>432554</text:p>
          </table:table-cell>
          <table:table-cell table:formula="of:=AVERAGE([.D107:.D111])" office:value-type="float" office:value="405386.8" calcext:value-type="float">
            <text:p>405386,8</text:p>
          </table:table-cell>
          <table:table-cell table:formula="of:=[.E106]/[.E111]" office:value-type="float" office:value="3.19819244237849" calcext:value-type="float">
            <text:p>3,19819244237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30680" calcext:value-type="float">
            <text:p>330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31780" calcext:value-type="float">
            <text:p>331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7605" calcext:value-type="float">
            <text:p>327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89512" calcext:value-type="float">
            <text:p>28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7975" calcext:value-type="float">
            <text:p>327975</text:p>
          </table:table-cell>
          <table:table-cell table:formula="of:=AVERAGE([.D112:.D116])" office:value-type="float" office:value="321510.4" calcext:value-type="float">
            <text:p>321510,4</text:p>
          </table:table-cell>
          <table:table-cell table:formula="of:=[.E106]/[.E116]" office:value-type="float" office:value="4.03254451488972" calcext:value-type="float">
            <text:p>4,03254451488972</text:p>
          </table:table-cell>
          <table:table-cell table:formula="of:=[.E116]-[.E111]" office:value-type="float" office:value="-83876.4" calcext:value-type="float">
            <text:p>-83876,4</text:p>
          </table:table-cell>
          <table:table-cell table:formula="of:=[.G116]/[.E111]" office:value-type="float" office:value="-0.206904615542489" calcext:value-type="float">
            <text:p>-0,206904615542489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4933" calcext:value-type="float">
            <text:p>324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9634" calcext:value-type="float">
            <text:p>32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13279" calcext:value-type="float">
            <text:p>313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6655" calcext:value-type="float">
            <text:p>326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09496" calcext:value-type="float">
            <text:p>309496</text:p>
          </table:table-cell>
          <table:table-cell table:formula="of:=AVERAGE([.D117:.D121])" office:value-type="float" office:value="320799.4" calcext:value-type="float">
            <text:p>320799,4</text:p>
          </table:table-cell>
          <table:table-cell table:formula="of:=[.E106]/[.E121]" office:value-type="float" office:value="4.04148199778428" calcext:value-type="float">
            <text:p>4,04148199778428</text:p>
          </table:table-cell>
          <table:table-cell table:formula="of:=[.E121]-[.E111]" office:value-type="float" office:value="-84587.4" calcext:value-type="float">
            <text:p>-84587,4</text:p>
          </table:table-cell>
          <table:table-cell table:formula="of:=[.G121]/[.E111]" office:value-type="float" office:value="-0.208658496033911" calcext:value-type="float">
            <text:p>-0,208658496033911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184103" calcext:value-type="float">
            <text:p>17184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144390" calcext:value-type="float">
            <text:p>171443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887938" calcext:value-type="float">
            <text:p>16887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883297" calcext:value-type="float">
            <text:p>16883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923426" calcext:value-type="float">
            <text:p>16923426</text:p>
          </table:table-cell>
          <table:table-cell table:formula="of:=AVERAGE([.D122:.D126])" office:value-type="float" office:value="17004630.8" calcext:value-type="float">
            <text:p>17004630,8</text:p>
          </table:table-cell>
          <table:table-cell table:formula="of:=[.E126]/[.E1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517629" calcext:value-type="float">
            <text:p>551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234907" calcext:value-type="float">
            <text:p>5234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99399" calcext:value-type="float">
            <text:p>5999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38889" calcext:value-type="float">
            <text:p>593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867357" calcext:value-type="float">
            <text:p>5867357</text:p>
          </table:table-cell>
          <table:table-cell table:formula="of:=AVERAGE([.D127:.D131])" office:value-type="float" office:value="5711636.2" calcext:value-type="float">
            <text:p>5711636,2</text:p>
          </table:table-cell>
          <table:table-cell table:formula="of:=[.E126]/[.E131]" office:value-type="float" office:value="2.97719080917654" calcext:value-type="float">
            <text:p>2,97719080917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507135" calcext:value-type="float">
            <text:p>450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277879" calcext:value-type="float">
            <text:p>4277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51216" calcext:value-type="float">
            <text:p>41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056327" calcext:value-type="float">
            <text:p>4056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00046" calcext:value-type="float">
            <text:p>4100046</text:p>
          </table:table-cell>
          <table:table-cell table:formula="of:=AVERAGE([.D132:.D136])" office:value-type="float" office:value="4218520.6" calcext:value-type="float">
            <text:p>4218520,6</text:p>
          </table:table-cell>
          <table:table-cell table:formula="of:=[.E126]/[.E136]" office:value-type="float" office:value="4.03094648868136" calcext:value-type="float">
            <text:p>4,03094648868136</text:p>
          </table:table-cell>
          <table:table-cell table:formula="of:=[.E136]-[.E131]" office:value-type="float" office:value="-1493115.6" calcext:value-type="float">
            <text:p>-1493115,6</text:p>
          </table:table-cell>
          <table:table-cell table:formula="of:=[.G136]/[.E131]" office:value-type="float" office:value="-0.261416439653492" calcext:value-type="float">
            <text:p>-0,261416439653492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71506" calcext:value-type="float">
            <text:p>447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86406" calcext:value-type="float">
            <text:p>448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541323" calcext:value-type="float">
            <text:p>454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66405" calcext:value-type="float">
            <text:p>4466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15014" calcext:value-type="float">
            <text:p>4115014</text:p>
          </table:table-cell>
          <table:table-cell table:formula="of:=AVERAGE([.D137:.D141])" office:value-type="float" office:value="4416130.8" calcext:value-type="float">
            <text:p>4416130,8</text:p>
          </table:table-cell>
          <table:table-cell table:formula="of:=[.E126]/[.E141]" office:value-type="float" office:value="3.85057227018729" calcext:value-type="float">
            <text:p>3,85057227018729</text:p>
          </table:table-cell>
          <table:table-cell table:formula="of:=[.E141]-[.E131]" office:value-type="float" office:value="-1295505.4" calcext:value-type="float">
            <text:p>-1295505,4</text:p>
          </table:table-cell>
          <table:table-cell table:formula="of:=[.G141]/[.E131]" office:value-type="float" office:value="-0.226818612852128" calcext:value-type="float">
            <text:p>-0,226818612852128</text:p>
          </table:table-cell>
          <table:table-cell/>
        </table:table-row>
        <table:table-row table:style-name="ro1">
          <table:table-cell table:number-columns-repeated="3"/>
          <table:table-cell table:formula="of:=SUM([.D2:.D141])/5" office:value-type="float" office:value="221373958" calcext:value-type="float">
            <text:p>22137395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D142]/1000000" office:value-type="float" office:value="221.373958" calcext:value-type="float">
            <text:p>221,373958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4"/>
          <table:table-cell table:formula="of:=[.E143]/3600" office:value-type="float" office:value="0.0614927661111111" calcext:value-type="float">
            <text:p>0,061492766111111</text:p>
          </table:table-cell>
          <table:table-cell office:value-type="string" calcext:value-type="string">
            <text:p>H / run</text:p>
          </table:table-cell>
          <table:table-cell office:value-type="float" office:value="4" calcext:value-type="float">
            <text:p>4</text:p>
          </table:table-cell>
          <table:table-cell table:formula="of:=[.$E$144]*[.G144]" office:value-type="float" office:value="0.245971064444444" calcext:value-type="float">
            <text:p>0,2459710644444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$E$144]*[.G145]" office:value-type="float" office:value="1.22985532222222" calcext:value-type="float">
            <text:p>1,229855322222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E$144]*[.G146]" office:value-type="float" office:value="1.84478298333333" calcext:value-type="float">
            <text:p>1,84478298333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[.$E$144]*[.G147]" office:value-type="float" office:value="2.45971064444444" calcext:value-type="float">
            <text:p>2,459710644444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[.$E$144]*[.G148]" office:value-type="float" office:value="3.07463830555556" calcext:value-type="float">
            <text:p>3,07463830555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$E$144]*[.G149]" office:value-type="float" office:value="3.68956596666667" calcext:value-type="float">
            <text:p>3,68956596666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[.$E$144]*[.G150]" office:value-type="float" office:value="4.30449362777778" calcext:value-type="float">
            <text:p>4,30449362777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$E$144]*[.G151]" office:value-type="float" office:value="4.91942128888889" calcext:value-type="float">
            <text:p>4,91942128888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$E$144]*[.G152]" office:value-type="float" office:value="5.53434895" calcext:value-type="float">
            <text:p>5,534348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$E$144]*[.G153]" office:value-type="float" office:value="6.14927661111111" calcext:value-type="float">
            <text:p>6,149276611111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[.$E$144]*[.G154]" office:value-type="float" office:value="6.76420427222222" calcext:value-type="float">
            <text:p>6,764204272222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[.$E$144]*[.G155]" office:value-type="float" office:value="7.37913193333333" calcext:value-type="float">
            <text:p>7,37913193333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[.$E$144]*[.G156]" office:value-type="float" office:value="7.99405959444445" calcext:value-type="float">
            <text:p>7,994059594444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[.$E$144]*[.G157]" office:value-type="float" office:value="8.60898725555556" calcext:value-type="float">
            <text:p>8,60898725555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[.$E$144]*[.G158]" office:value-type="float" office:value="9.22391491666667" calcext:value-type="float">
            <text:p>9,22391491666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[.$E$144]*[.G159]" office:value-type="float" office:value="9.83884257777778" calcext:value-type="float">
            <text:p>9,83884257777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[.$E$144]*[.G160]" office:value-type="float" office:value="10.4537702388889" calcext:value-type="float">
            <text:p>10,4537702388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[.$E$144]*[.G161]" office:value-type="float" office:value="11.0686979" calcext:value-type="float">
            <text:p>11,06869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[.$E$144]*[.G162]" office:value-type="float" office:value="11.6836255611111" calcext:value-type="float">
            <text:p>11,68362556111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[.$E$144]*[.G163]" office:value-type="float" office:value="12.2985532222222" calcext:value-type="float">
            <text:p>12,2985532222222</text:p>
          </table:table-cell>
          <table:table-cell/>
        </table:table-row>
        <table:table-row table:style-name="ro1">
          <table:table-cell table:number-columns-repeated="7"/>
          <table:table-cell table:formula="of:=[.$E$144]*[.G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$E$144]*[.G165]" office:value-type="float" office:value="0" calcext:value-type="float">
            <text:p>0</text:p>
          </table:table-cell>
          <table:table-cell/>
        </table:table-row>
      </table:table>
      <table:table table:name="benchmark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03:37:26.770031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9T03:41:39.538316161</dc:date>
    <meta:editing-duration>PT27M2S</meta:editing-duration>
    <meta:editing-cycles>3</meta:editing-cycles>
    <meta:generator>LibreOffice/6.3.5.2$Linux_X86_64 LibreOffice_project/30$Build-2</meta:generator>
    <meta:document-statistic meta:table-count="3" meta:cell-count="883" meta:object-count="0"/>
  </office:meta>
</office:document-meta>
</file>